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2472in" table:align="left"/>
    </style:style>
    <style:style style:name="Table1.A" style:family="table-column">
      <style:table-column-properties style:column-width="0.4979in"/>
    </style:style>
    <style:style style:name="Table1.B" style:family="table-column">
      <style:table-column-properties style:column-width="4.749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Preformatted_20_Text">
      <style:paragraph-properties fo:margin-top="0in" fo:margin-bottom="0.1965in" style:contextual-spacing="false"/>
    </style:style>
    <style:style style:name="P25" style:family="paragraph" style:parent-style-name="Text_20_body" style:list-style-name="L24"/>
    <style:style style:name="T1" style:family="text">
      <style:text-properties officeooo:rsid="001a69f7"/>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North American Freight Data Analysis</text:span></text:h>
      <text:p text:style-name="Text_20_body"><text:span text:style-name="Strong_20_Emphasis">Find the link to my project with well-detailed README</text:span></text:p>
      <text:p text:style-name="Text_20_body"><text:span text:style-name="Strong_20_Emphasis">Prepared by:</text:span> J<text:span text:style-name="T1">ohn Evans Okyere</text:span><text:line-break/><text:span text:style-name="Strong_20_Emphasis">Methodology:</text:span> CRISP-DM (Cross-Industry Standard Process for Data Mining)<text:line-break/><text:span text:style-name="Strong_20_Emphasis">Tools Used:</text:span> Python (Pandas, Matplotlib, Seaborn), Jupyter Notebook</text:p>
      <text:h text:style-name="Heading_20_2" text:outline-level="2"><text:span text:style-name="Strong_20_Emphasis">1. Business Understanding</text:span></text:h>
      <text:p text:style-name="Text_20_body">The goal of this project is to provide actionable insights into freight transportation trends across North America, specifically between the U.S., Canada, and Mexico. This includes identifying the most utilized transport modes, ports, routes, and trade patterns using data from the Bureau of Transportation Statistics (2020–2024).</text:p>
      <text:h text:style-name="Heading_20_3" text:outline-level="3"><text:span text:style-name="Strong_20_Emphasis">Key Business Objectives</text:span></text:h>
      <text:list text:style-name="L1">
        <text:list-item>
          <text:p text:style-name="P1"><text:span text:style-name="Strong_20_Emphasis">Identify Seasonal Freight Patterns</text:span><text:line-break/><text:span text:style-name="Emphasis">Determine which seasons and months record the highest shipment volumes and revenues to optimize resource allocation and pricing strategies.</text:span></text:p>
        </text:list-item>
        <text:list-item>
          <text:p text:style-name="P1"><text:span text:style-name="Strong_20_Emphasis">Understand the Relationship Between Shipment Weight and Trade Value</text:span><text:line-break/><text:span text:style-name="Emphasis">Analyze how shipment size correlates with economic value to inform pricing, insurance, and risk management.</text:span></text:p>
        </text:list-item>
        <text:list-item>
          <text:p text:style-name="P1"><text:span text:style-name="Strong_20_Emphasis">Uncover Dominant Freight Movement Patterns by Mode, Region, and Time</text:span><text:line-break/><text:span text:style-name="Emphasis">Identify the most frequently used transportation modes and how their usage varies across states and over time to guide infrastructure and fleet investments.</text:span></text:p>
        </text:list-item>
        <text:list-item>
          <text:p text:style-name="P1"><text:span text:style-name="Strong_20_Emphasis">Quantify Revenue Contribution by Transportation Mode</text:span><text:line-break/><text:span text:style-name="Emphasis">Determine which modes generate the most revenue to focus commercial and operational efforts on the most profitable segments.</text:span></text:p>
        </text:list-item>
        <text:list-item>
          <text:p text:style-name="P1"><text:span text:style-name="Strong_20_Emphasis">Assess Operational Efficiency and Cost Inefficiencies</text:span><text:line-break/><text:span text:style-name="Emphasis">Pinpoint transportation modes and routes with the highest cost per weight and freight charges to drive cost-reduction initiatives.</text:span></text:p>
        </text:list-item>
        <text:list-item>
          <text:p text:style-name="P1"><text:span text:style-name="Strong_20_Emphasis">Prioritize Commodities for Supply Chain and Policy Planning</text:span><text:line-break/><text:span text:style-name="Emphasis">Identify top commodities by shipment count and trade value to support supply chain prioritization and risk management.</text:span></text:p>
        </text:list-item>
        <text:list-item>
          <text:p text:style-name="P1"><text:span text:style-name="Strong_20_Emphasis">Analyze Cross-Border Trade Patterns and Modal Utilization</text:span><text:line-break/><text:span text:style-name="Emphasis">Understand key trade flows with Canada and Mexico and the dominant modes used, enabling tailored cross-border strategies.</text:span></text:p>
        </text:list-item>
        <text:list-item>
          <text:p text:style-name="P1"><text:soft-page-break/><text:span text:style-name="Strong_20_Emphasis">Evaluate Seasonal Trends in Freight Movement and Costs by Mode</text:span><text:line-break/><text:span text:style-name="Emphasis">Reveal how freight volumes and costs fluctuate seasonally across modes to inform budgeting, contracting, and resource planning.</text:span></text:p>
        </text:list-item>
        <text:list-item>
          <text:p text:style-name="P1"><text:span text:style-name="Strong_20_Emphasis">Detect Economic Disruption Impacts</text:span><text:line-break/><text:span text:style-name="Emphasis">Monitor the correlation between trade value and shipment weight over time to identify and respond to economic shocks.</text:span></text:p>
        </text:list-item>
        <text:list-item>
          <text:p text:style-name="P1"><text:span text:style-name="Strong_20_Emphasis">Optimize Infrastructure Utilization and Address Bottlenecks</text:span><text:line-break/><text:span text:style-name="Emphasis">Identify top ports and districts by volume and revenue, and detect potential bottlenecks for targeted infrastructure investment.</text:span></text:p>
        </text:list-item>
        <text:list-item>
          <text:p text:style-name="P1"><text:span text:style-name="Strong_20_Emphasis">Improve Containerization Efficiency</text:span><text:line-break/><text:span text:style-name="Emphasis">Assess the impact of containerization on cost and trade value across modes and routes to optimize equipment and operational strategies.</text:span></text:p>
        </text:list-item>
      </text:list>
      <text:h text:style-name="Heading_20_2" text:outline-level="2"><text:span text:style-name="Strong_20_Emphasis">2. Data Understanding</text:span></text:h>
      <text:p text:style-name="Text_20_body">The data was sourced from the Bureau of Transportation Statistics and includes:</text:p>
      <text:list text:style-name="L2">
        <text:list-item>
          <text:p text:style-name="P2">Monthly transborder freight data (2020–2024)</text:p>
        </text:list-item>
        <text:list-item>
          <text:p text:style-name="P2">Modes of transport (e.g., Truck, Vessel, Rail, Air, Pipeline)</text:p>
        </text:list-item>
        <text:list-item>
          <text:p text:style-name="P2">Geographic information (Origin/Destination State, Port District)</text:p>
        </text:list-item>
        <text:list-item>
          <text:p text:style-name="P2">Trade values, weight (kg), containerization, and trade type</text:p>
        </text:list-item>
      </text:list>
      <text:p text:style-name="Text_20_body"><text:span text:style-name="Strong_20_Emphasis">Files Used:</text:span> dot1, dot2, dot3<text:line-break/><text:span text:style-name="Strong_20_Emphasis">Volume:</text:span> Millions of freight records across multiple years</text:p>
      <text:h text:style-name="Heading_20_2" text:outline-level="2"><text:span text:style-name="Strong_20_Emphasis">3. Data Preparation</text:span></text:h>
      <text:p text:style-name="Text_20_body">Data was preprocessed using custom scripts for:</text:p>
      <text:list text:style-name="L3">
        <text:list-item>
          <text:p text:style-name="P3"><text:span text:style-name="Strong_20_Emphasis">Standardization:</text:span> Harmonized column names and file formats</text:p>
        </text:list-item>
        <text:list-item>
          <text:p text:style-name="P3"><text:span text:style-name="Strong_20_Emphasis">Merging:</text:span> Combined monthly files into unified datasets by file type</text:p>
        </text:list-item>
        <text:list-item>
          <text:p text:style-name="P3"><text:span text:style-name="Strong_20_Emphasis">Mapping:</text:span> Converted codes into descriptive labels (states, ports, modes, etc.)</text:p>
        </text:list-item>
        <text:list-item>
          <text:p text:style-name="P3"><text:span text:style-name="Strong_20_Emphasis">Cleaning:</text:span> Removed duplicates, handled missing values, and filtered erroneous entries</text:p>
        </text:list-item>
        <text:list-item>
          <text:p text:style-name="P3"><text:span text:style-name="Strong_20_Emphasis">Period Creation:</text:span> Combined Year and Month into a usable <text:span text:style-name="Source_20_Text">Period</text:span> column for time series</text:p>
        </text:list-item>
      </text:list>
      <text:h text:style-name="Heading_20_2" text:outline-level="2"><text:span text:style-name="Strong_20_Emphasis">4. Exploratory Data Analysis (EDA)</text:span></text:h>
      <text:h text:style-name="Heading_20_3" text:outline-level="3">Questions Answered:</text:h>
      <text:p text:style-name="Text_20_body"/>
      <table:table table:name="Table1" table:style-name="Table1">
        <table:table-column table:style-name="Table1.A"/>
        <table:table-column table:style-name="Table1.B"/>
        <table:table-header-rows>
          <text:soft-page-break/>
          <table:table-row>
            <table:table-cell table:style-name="Table1.A1" office:value-type="string">
              <text:p text:style-name="Table_20_Heading">#</text:p>
            </table:table-cell>
            <table:table-cell table:style-name="Table1.A1" office:value-type="string">
              <text:p text:style-name="Table_20_Heading">Analytical Questio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What transportation mode carries the most freight over time?</text:p>
          </table:table-cell>
        </table:table-row>
        <table:table-row>
          <table:table-cell table:style-name="Table1.A1" office:value-type="string">
            <text:p text:style-name="Table_20_Contents">2</text:p>
          </table:table-cell>
          <table:table-cell table:style-name="Table1.A1" office:value-type="string">
            <text:p text:style-name="Table_20_Contents">Which seasons or months recorded the highest weight and trade value?</text:p>
          </table:table-cell>
        </table:table-row>
        <table:table-row>
          <table:table-cell table:style-name="Table1.A1" office:value-type="string">
            <text:p text:style-name="Table_20_Contents">3</text:p>
          </table:table-cell>
          <table:table-cell table:style-name="Table1.A1" office:value-type="string">
            <text:p text:style-name="Table_20_Contents">Which ports are most utilized by shipment volume?</text:p>
          </table:table-cell>
        </table:table-row>
        <table:table-row>
          <table:table-cell table:style-name="Table1.A1" office:value-type="string">
            <text:p text:style-name="Table_20_Contents">4</text:p>
          </table:table-cell>
          <table:table-cell table:style-name="Table1.A1" office:value-type="string">
            <text:p text:style-name="Table_20_Contents">What is the relationship between shipment weight and trade value?</text:p>
          </table:table-cell>
        </table:table-row>
        <table:table-row>
          <table:table-cell table:style-name="Table1.A1" office:value-type="string">
            <text:p text:style-name="Table_20_Contents">5</text:p>
          </table:table-cell>
          <table:table-cell table:style-name="Table1.A1" office:value-type="string">
            <text:p text:style-name="Table_20_Contents">How does containerization impact average trade value?</text:p>
          </table:table-cell>
        </table:table-row>
      </table:table>
      <text:h text:style-name="Heading_20_2" text:outline-level="2"><text:span text:style-name="Strong_20_Emphasis"/></text:h>
      <text:h text:style-name="Heading_20_2" text:outline-level="2"><text:span text:style-name="Strong_20_Emphasis">5. Key Insights</text:span></text:h>
      <text:h text:style-name="Heading_20_3" text:outline-level="3"><text:span text:style-name="Strong_20_Emphasis">1. Seasonal Volume and Revenue Performance</text:span></text:h>
      <text:p text:style-name="Text_20_body"><text:span text:style-name="Strong_20_Emphasis">Freight Volume Trends:</text:span></text:p>
      <text:list text:style-name="L4">
        <text:list-item>
          <text:p text:style-name="P4">Shipment volumes show clear seasonal fluctuations, with distinct peaks and troughs across months and years.</text:p>
        </text:list-item>
        <text:list-item>
          <text:p text:style-name="P4">The highest shipment volumes (by weight) typically occur during specific months, indicating strong seasonality in freight demand.</text:p>
        </text:list-item>
      </text:list>
      <text:p text:style-name="Text_20_body"><text:span text:style-name="Strong_20_Emphasis">Revenue Trends:</text:span></text:p>
      <text:list text:style-name="L5">
        <text:list-item>
          <text:p text:style-name="P5">Trade value (revenue) also exhibits seasonality, often peaking in the same periods as shipment weight, but with some divergence—suggesting that high volume does not always equate to high revenue.</text:p>
        </text:list-item>
      </text:list>
      <text:p text:style-name="Text_20_body"><text:span text:style-name="Strong_20_Emphasis">Business Implication:</text:span><text:line-break/>Seasonal planning is essential. Aligning resources and pricing strategies with peak periods can improve capacity utilization and profitability.</text:p>
      <text:h text:style-name="Heading_20_3" text:outline-level="3"><text:span text:style-name="Strong_20_Emphasis">2. Relationship Between Shipment Weight and Trade Value</text:span></text:h>
      <text:p text:style-name="Text_20_body"><text:span text:style-name="Strong_20_Emphasis">Correlation Analysis:</text:span></text:p>
      <text:list text:style-name="L6">
        <text:list-item>
          <text:p text:style-name="P6">Scatter plots reveal a positive but non-linear relationship between shipment weight and trade value.</text:p>
        </text:list-item>
        <text:list-item>
          <text:p text:style-name="P6">Some shipments with low weight have high trade value (likely high-value goods), while others with high weight have moderate value (bulk commodities).</text:p>
        </text:list-item>
      </text:list>
      <text:p text:style-name="Text_20_body"><text:span text:style-name="Strong_20_Emphasis">Business Implication:</text:span><text:line-break/>Pricing, insurance, and security strategies should consider both weight and value, not just one metric.</text:p>
      <text:h text:style-name="Heading_20_3" text:outline-level="3"><text:span text:style-name="Strong_20_Emphasis">3. Freight Movement Patterns</text:span></text:h>
      <text:p text:style-name="Text_20_body"><text:span text:style-name="Strong_20_Emphasis">Dominant Modes:</text:span></text:p>
      <text:list text:style-name="L7">
        <text:list-item>
          <text:p text:style-name="P7"><text:soft-page-break/>Certain transportation modes (e.g., Truck, Rail) dominate the shipment landscape.</text:p>
        </text:list-item>
        <text:list-item>
          <text:p text:style-name="P7">The top 10 U.S. states by freight volume are visualized, with mode distribution varying by state.</text:p>
        </text:list-item>
      </text:list>
      <text:p text:style-name="Text_20_body"><text:span text:style-name="Strong_20_Emphasis">Temporal Trends:</text:span></text:p>
      <text:list text:style-name="L8">
        <text:list-item>
          <text:p text:style-name="P8">The use of different modes changes over time, with some modes gaining or losing share in response to market or policy shifts.</text:p>
        </text:list-item>
      </text:list>
      <text:p text:style-name="Text_20_body"><text:span text:style-name="Strong_20_Emphasis">Business Implication:</text:span><text:line-break/>Investments in infrastructure and fleet should be mode- and region-specific, reflecting actual usage patterns.</text:p>
      <text:h text:style-name="Heading_20_3" text:outline-level="3"><text:span text:style-name="Strong_20_Emphasis">4. Freight Movement Revenue by Mode</text:span></text:h>
      <text:p text:style-name="Text_20_body"><text:span text:style-name="Strong_20_Emphasis">Revenue Contribution:</text:span></text:p>
      <text:list text:style-name="L9">
        <text:list-item>
          <text:p text:style-name="P9">A small number of modes contribute the majority of freight revenue.</text:p>
        </text:list-item>
        <text:list-item>
          <text:p text:style-name="P9">Modes with less than 2% revenue share are grouped as "Other Modes" for clarity.</text:p>
        </text:list-item>
      </text:list>
      <text:p text:style-name="Text_20_body"><text:span text:style-name="Strong_20_Emphasis">Business Implication:</text:span><text:line-break/>Focus commercial and operational efforts on the most lucrative modes.</text:p>
      <text:h text:style-name="Heading_20_3" text:outline-level="3"><text:span text:style-name="Strong_20_Emphasis">5. Operational Efficiency</text:span></text:h>
      <text:p text:style-name="Text_20_body"><text:span text:style-name="Strong_20_Emphasis">Cost per Weight by Mode:</text:span></text:p>
      <text:list text:style-name="L10">
        <text:list-item>
          <text:p text:style-name="P10">Significant variation exists in average cost per weight across modes.</text:p>
        </text:list-item>
        <text:list-item>
          <text:p text:style-name="P10">Some modes are 3–5x more expensive per unit weight.</text:p>
        </text:list-item>
      </text:list>
      <text:p text:style-name="Text_20_body"><text:span text:style-name="Strong_20_Emphasis">Most Inefficient Mode-Route Combinations:</text:span></text:p>
      <text:list text:style-name="L11">
        <text:list-item>
          <text:p text:style-name="P11">The top 3 most inefficient mode-route pairs are identified, highlighting where costs are highest.</text:p>
        </text:list-item>
      </text:list>
      <text:p text:style-name="Text_20_body"><text:span text:style-name="Strong_20_Emphasis">Business Implication:</text:span><text:line-break/>Route and mode optimization can yield substantial cost savings.</text:p>
      <text:h text:style-name="Heading_20_3" text:outline-level="3"><text:span text:style-name="Strong_20_Emphasis">6. Commodity Analysis</text:span></text:h>
      <text:p text:style-name="Text_20_body"><text:span text:style-name="Strong_20_Emphasis">Top Commodities:</text:span></text:p>
      <text:list text:style-name="L12">
        <text:list-item>
          <text:p text:style-name="P12">The most frequently shipped commodities (by count) and those with the highest total trade value are identified.</text:p>
        </text:list-item>
        <text:list-item>
          <text:p text:style-name="P12">There is not always overlap between high-volume and high-value commodities.</text:p>
        </text:list-item>
      </text:list>
      <text:p text:style-name="Text_20_body"><text:span text:style-name="Strong_20_Emphasis">Business Implication:</text:span><text:line-break/>Supply chain prioritization and risk management should focus on both high-volume and high-value commodities.</text:p>
      <text:h text:style-name="Heading_20_3" text:outline-level="3"><text:soft-page-break/><text:span text:style-name="Strong_20_Emphasis">7. Cross-Border Trade Analysis</text:span></text:h>
      <text:p text:style-name="Text_20_body"><text:span text:style-name="Strong_20_Emphasis">Country-Mode Patterns:</text:span></text:p>
      <text:list text:style-name="L13">
        <text:list-item>
          <text:p text:style-name="P13">The U.S. trades with Canada and Mexico using different dominant modes.</text:p>
        </text:list-item>
        <text:list-item>
          <text:p text:style-name="P13">Stacked bar charts show mode distribution by country.</text:p>
        </text:list-item>
      </text:list>
      <text:p text:style-name="Text_20_body"><text:span text:style-name="Strong_20_Emphasis">Most Used Modes:</text:span></text:p>
      <text:list text:style-name="L14">
        <text:list-item>
          <text:p text:style-name="P14">A table lists the most used modes for cross-border freight by total weight.</text:p>
        </text:list-item>
      </text:list>
      <text:p text:style-name="Text_20_body"><text:span text:style-name="Strong_20_Emphasis">Business Implication:</text:span><text:line-break/>Cross-border strategies should be tailored to each trading partner’s modal mix.</text:p>
      <text:h text:style-name="Heading_20_3" text:outline-level="3"><text:span text:style-name="Strong_20_Emphasis">8. Seasonal Trends by Mode</text:span></text:h>
      <text:p text:style-name="Text_20_body"><text:span text:style-name="Strong_20_Emphasis">Freight Movement:</text:span></text:p>
      <text:list text:style-name="L15">
        <text:list-item>
          <text:p text:style-name="P15">Seasonal trends in shipment volumes are visualized for each mode, revealing which modes are most sensitive to seasonality.</text:p>
        </text:list-item>
      </text:list>
      <text:p text:style-name="Text_20_body"><text:span text:style-name="Strong_20_Emphasis">Freight Costs:</text:span></text:p>
      <text:list text:style-name="L16">
        <text:list-item>
          <text:p text:style-name="P16">Seasonal cost trends by mode show when and where freight charges spike.</text:p>
        </text:list-item>
      </text:list>
      <text:p text:style-name="Text_20_body"><text:span text:style-name="Strong_20_Emphasis">Business Implication:</text:span><text:line-break/>Seasonal contracts and resource allocation should be mode-specific.</text:p>
      <text:h text:style-name="Heading_20_3" text:outline-level="3"><text:span text:style-name="Strong_20_Emphasis">9. Economic Disruption Impact</text:span></text:h>
      <text:p text:style-name="Text_20_body"><text:span text:style-name="Strong_20_Emphasis">Normalized Trends:</text:span></text:p>
      <text:list text:style-name="L17">
        <text:list-item>
          <text:p text:style-name="P17">Freight weight and trade value are normalized and plotted together, showing how their trends align or diverge over time.</text:p>
        </text:list-item>
      </text:list>
      <text:p text:style-name="Text_20_body"><text:span text:style-name="Strong_20_Emphasis">Business Implication:</text:span><text:line-break/>Monitoring these trends can help detect economic shocks or disruptions early.</text:p>
      <text:h text:style-name="Heading_20_3" text:outline-level="3"><text:span text:style-name="Strong_20_Emphasis">10. Infrastructure Utilization</text:span></text:h>
      <text:p text:style-name="Text_20_body"><text:span text:style-name="Strong_20_Emphasis">Top Ports by Volume and Revenue:</text:span></text:p>
      <text:list text:style-name="L18">
        <text:list-item>
          <text:p text:style-name="P18">The top 10 ports/districts are identified by both shipment weight and trade value.</text:p>
        </text:list-item>
      </text:list>
      <text:p text:style-name="Text_20_body"><text:span text:style-name="Strong_20_Emphasis">Potential Bottlenecks:</text:span></text:p>
      <text:list text:style-name="L19">
        <text:list-item>
          <text:p text:style-name="P19">Ports with the highest average shipment weight are flagged as potential bottlenecks.</text:p>
        </text:list-item>
      </text:list>
      <text:p text:style-name="Text_20_body"><text:span text:style-name="Strong_20_Emphasis">Business Implication:</text:span><text:line-break/>Targeted investment in high-volume or bottleneck ports can improve network efficiency.</text:p>
      <text:h text:style-name="Heading_20_3" text:outline-level="3"><text:soft-page-break/><text:span text:style-name="Strong_20_Emphasis">11. Containerization Efficiency</text:span></text:h>
      <text:p text:style-name="Text_20_body"><text:span text:style-name="Strong_20_Emphasis">Underutilized but Cost-Effective Routes:</text:span></text:p>
      <text:list text:style-name="L20">
        <text:list-item>
          <text:p text:style-name="P20">Some routes are underutilized yet have low cost per weight, representing opportunities for growth.</text:p>
        </text:list-item>
      </text:list>
      <text:p text:style-name="Text_20_body"><text:span text:style-name="Strong_20_Emphasis">Containerization Impact:</text:span></text:p>
      <text:list text:style-name="L21">
        <text:list-item>
          <text:p text:style-name="P21">The average trade value by container type and mode is visualized, showing where containerization adds the most value.</text:p>
        </text:list-item>
      </text:list>
      <text:p text:style-name="Text_20_body"><text:span text:style-name="Strong_20_Emphasis">Most Cost-Efficient Modes per Country:</text:span></text:p>
      <text:list text:style-name="L22">
        <text:list-item>
          <text:p text:style-name="P22">For each country, the most cost-efficient mode is identified.</text:p>
        </text:list-item>
      </text:list>
      <text:p text:style-name="Text_20_body"><text:span text:style-name="Strong_20_Emphasis">Business Implication:</text:span><text:line-break/>Promote containerization and shift volume to cost-effective routes and modes.</text:p>
      <text:h text:style-name="Heading_20_2" text:outline-level="2"><text:span text:style-name="Strong_20_Emphasis">6. Actionable Recommendations</text:span></text:h>
      <text:list text:style-name="L23">
        <text:list-item>
          <text:p text:style-name="P23"><text:span text:style-name="Strong_20_Emphasis">Optimize Transportation Mode Selection:</text:span><text:line-break/>Automate mode selection for cost efficiency (15–25% cost reduction).</text:p>
        </text:list-item>
        <text:list-item>
          <text:p text:style-name="P23"><text:span text:style-name="Strong_20_Emphasis">Expand High-Performing Port Capacity:</text:span><text:line-break/>Invest in top ports and develop secondary facilities (20–30% throughput improvement).</text:p>
        </text:list-item>
        <text:list-item>
          <text:p text:style-name="P23"><text:span text:style-name="Strong_20_Emphasis">Implement Seasonal Planning:</text:span><text:line-break/>Pre-position equipment and negotiate seasonal pricing (10–15% better utilization).</text:p>
        </text:list-item>
        <text:list-item>
          <text:p text:style-name="P23"><text:span text:style-name="Strong_20_Emphasis">Optimize Container Usage:</text:span><text:line-break/>Prioritize containerization where most beneficial (12–18% efficiency improvement).</text:p>
        </text:list-item>
        <text:list-item>
          <text:p text:style-name="P23"><text:span text:style-name="Strong_20_Emphasis">Streamline Cross-Border Operations:</text:span><text:line-break/>Develop corridor-specific strategies for faster, more efficient trade flows.</text:p>
        </text:list-item>
      </text:list>
      <text:h text:style-name="Heading_20_2" text:outline-level="2"><text:span text:style-name="Strong_20_Emphasis">7. Deployment and Reproducibility</text:span></text:h>
      <text:p text:style-name="Text_20_body">To reproduce the results:</text:p>
      <text:p text:style-name="Preformatted_20_Text"><text:span text:style-name="Source_20_Text"># Step 1: Aggregate raw files</text:span></text:p>
      <text:p text:style-name="Preformatted_20_Text"><text:span text:style-name="Source_20_Text">python preprocess/combining.py</text:span></text:p>
      <text:p text:style-name="Preformatted_20_Text"/>
      <text:p text:style-name="Preformatted_20_Text"><text:span text:style-name="Source_20_Text"># Step 2: Apply mapping</text:span></text:p>
      <text:p text:style-name="Preformatted_20_Text"><text:span text:style-name="Source_20_Text">python preprocess/renaming_mappin.py</text:span></text:p>
      <text:p text:style-name="Preformatted_20_Text"/>
      <text:p text:style-name="Preformatted_20_Text"><text:span text:style-name="Source_20_Text"># Step 3: Launch Jupyter and run analysis</text:span></text:p>
      <text:p text:style-name="P24"><text:span text:style-name="Source_20_Text">jupyter lab</text:span></text:p>
      <text:p text:style-name="Text_20_body">All notebooks, preprocessing scripts, and cleaned datasets are stored and versioned in the Git repository.</text:p>
      <text:h text:style-name="Heading_20_2" text:outline-level="2"><text:soft-page-break/><text:span text:style-name="Strong_20_Emphasis">8. Future Enhancements</text:span></text:h>
      <text:list text:style-name="L24">
        <text:list-item>
          <text:p text:style-name="P25"><text:span text:style-name="Strong_20_Emphasis">Real-Time Data Integration</text:span> via APIs</text:p>
        </text:list-item>
        <text:list-item>
          <text:p text:style-name="P25"><text:span text:style-name="Strong_20_Emphasis">ML Forecasting</text:span> for freight demand and seasonal trends</text:p>
        </text:list-item>
        <text:list-item>
          <text:p text:style-name="P25"><text:span text:style-name="Strong_20_Emphasis">GIS Mapping</text:span> for spatial visualization</text:p>
        </text:list-item>
        <text:list-item>
          <text:p text:style-name="P25"><text:span text:style-name="Strong_20_Emphasis">Carbon Emission Calculators</text:span> by route and mode</text:p>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06:17:35.948988620</meta:creation-date>
    <dc:date>2025-07-29T07:42:21.572883282</dc:date>
    <meta:editing-duration>PT1M46S</meta:editing-duration>
    <meta:editing-cycles>1</meta:editing-cycles>
    <meta:document-statistic meta:table-count="1" meta:image-count="0" meta:object-count="0" meta:page-count="7" meta:paragraph-count="133" meta:word-count="1377" meta:character-count="9545" meta:non-whitespace-character-count="8364"/>
    <meta:generator>LibreOffice/25.2.4.3$Linux_X86_64 LibreOffice_project/520$Build-3</meta:generator>
  </office:meta>
</office:document-meta>
</file>